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8.5mm"/>
    </style:style>
    <style:style style:name="co8" style:family="table-column">
      <style:table-column-properties fo:break-before="auto" style:column-width="40.02mm"/>
    </style:style>
    <style:style style:name="co9" style:family="table-column">
      <style:table-column-properties fo:break-before="auto" style:column-width="39.48mm"/>
    </style:style>
    <style:style style:name="co10" style:family="table-column">
      <style:table-column-properties fo:break-before="auto" style:column-width="37.02mm"/>
    </style:style>
    <style:style style:name="co11" style:family="table-column">
      <style:table-column-properties fo:break-before="auto" style:column-width="35.95mm"/>
    </style:style>
    <style:style style:name="co12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</style:style>
    <style:style style:name="ce6" style:family="table-cell" style:parent-style-name="Default" style:data-style-name="N104">
      <style:table-cell-properties style:vertical-align="botto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2"/>
        <table:table-column table:style-name="co8" table:default-cell-style-name="Default"/>
        <table:table-column table:style-name="co4" table:number-columns-repeated="2" table:default-cell-style-name="ce2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row table:style-name="ro1">
          <table:table-cell table:style-name="Default" office:value-type="string" calcext:value-type="string">
            <text:p>Verba gabinete</text:p>
          </table:table-cell>
          <table:table-cell table:style-name="Default" office:value-type="string" calcext:value-type="string">
            <text:p>Salário</text:p>
          </table:table-cell>
          <table:table-cell table:style-name="Default" office:value-type="string" calcext:value-type="string">
            <text:p>Cota para o Exercício da Atividade Parlamentar (Ceap) menor</text:p>
          </table:table-cell>
          <table:table-cell table:style-name="Default" office:value-type="string" calcext:value-type="string">
            <text:p>Cota para o Exercício da Atividade Parlamentar (Ceap) maior</text:p>
          </table:table-cell>
          <table:table-cell table:style-name="Default" office:value-type="string" calcext:value-type="string">
            <text:p>Auxílio-moradia </text:p>
          </table:table-cell>
          <table:table-cell table:style-name="Default" office:value-type="string" calcext:value-type="string">
            <text:p>Despesas com saúde </text:p>
          </table:table-cell>
          <table:table-cell table:style-name="Default" office:value-type="string" calcext:value-type="string">
            <text:p>Ajuda de custo menor</text:p>
          </table:table-cell>
          <table:table-cell table:style-name="Default" office:value-type="string" calcext:value-type="string">
            <text:p>Ajuda de custo maior</text:p>
          </table:table-cell>
          <table:table-cell table:style-name="Default" office:value-type="string" calcext:value-type="string">
            <text:p>Cargo</text:p>
          </table:table-cell>
          <table:table-cell office:value-type="string" calcext:value-type="string">
            <text:p>Link da informação</text:p>
          </table:table-cell>
          <table:table-cell table:style-name="Default" office:value-type="string" calcext:value-type="string">
            <text:p>Quantidades</text:p>
          </table:table-cell>
          <table:table-cell table:style-name="Default" office:value-type="string" calcext:value-type="string">
            <text:p>Tempo Mandato</text:p>
          </table:table-cell>
          <table:table-cell table:style-name="Default" office:value-type="string" calcext:value-type="string">
            <text:p>Total (por Ano) menor custo</text:p>
          </table:table-cell>
          <table:table-cell table:style-name="Default" office:value-type="string" calcext:value-type="string">
            <text:p>Total (por mandato) menor custo</text:p>
          </table:table-cell>
          <table:table-cell table:style-name="Default" office:value-type="string" calcext:value-type="string">
            <text:p>Total (por Ano) maior custo</text:p>
          </table:table-cell>
          <table:table-cell table:style-name="Default" office:value-type="string" calcext:value-type="string">
            <text:p>Total (por mandato) maior custo</text:p>
          </table:table-cell>
        </table:table-row>
        <table:table-row table:style-name="ro2">
          <table:table-cell office:value-type="float" office:value="106866.59" calcext:value-type="float">
            <text:p>106866,59</text:p>
          </table:table-cell>
          <table:table-cell office:value-type="float" office:value="25322" calcext:value-type="float">
            <office:annotation draw:style-name="gr1" draw:text-style-name="P2" svg:width="28.99mm" svg:height="17.99mm" svg:x="42.47mm" svg:y="0mm" draw:caption-point-x="-6.1mm" draw:caption-point-y="4.61mm">
              <dc:date>2019-02-22T00:00:00</dc:date>
              <text:p text:style-name="P1">75% do salario do deputado federal</text:p>
            </office:annotation>
            <text:p>25322</text:p>
          </table:table-cell>
          <table:table-cell office:value-type="float" office:value="23023" calcext:value-type="float">
            <text:p>23023</text:p>
          </table:table-cell>
          <table:table-cell office:value-type="float" office:value="34155" calcext:value-type="float">
            <text:p>34155</text:p>
          </table:table-cell>
          <table:table-cell office:value-type="float" office:value="4253" calcext:value-type="float">
            <text:p>4253</text:p>
          </table:table-cell>
          <table:table-cell office:value-type="float" office:value="420" calcext:value-type="float">
            <text:p>420</text:p>
          </table:table-cell>
          <table:table-cell office:value-type="float" office:value="23023" calcext:value-type="float">
            <text:p>23023</text:p>
          </table:table-cell>
          <table:table-cell office:value-type="float" office:value="34155" calcext:value-type="float">
            <text:p>34155</text:p>
          </table:table-cell>
          <table:table-cell office:value-type="string" calcext:value-type="string">
            <text:p>Deputado Estadual</text:p>
          </table:table-cell>
          <table:table-cell table:style-name="ce2" office:value-type="string" calcext:value-type="string">
            <text:p><text:a xlink:href="https://www.al.ce.gov.br/index.php/transparencia/verba-de-desempenho-parlamentar" xlink:type="simple">https://www.al.ce.gov.br/index.php/transparencia/verba-de-desempenho-parlamentar</text:a>;</text:p>
            <text:p/>
          </table:table-cell>
          <table:table-cell office:value-type="float" office:value="1035" calcext:value-type="float">
            <text:p>1035</text:p>
          </table:table-cell>
          <table:table-cell office:value-type="float" office:value="4" calcext:value-type="float">
            <text:p>4</text:p>
          </table:table-cell>
          <table:table-cell table:formula="of:=(([.A2]+[.B2]+[.C2]+[.E2]+[.F2]+[.G2])*[.K2])*12" office:value-type="currency" office:currency="BRL" office:value="2271712267.8" calcext:value-type="currency">
            <text:p>R$ 2.271.712.267,80</text:p>
          </table:table-cell>
          <table:table-cell table:formula="of:=[.M2]*[.L2]" office:value-type="currency" office:currency="BRL" office:value="9086849071.2" calcext:value-type="currency">
            <text:p>R$ 9.086.849.071,20</text:p>
          </table:table-cell>
          <table:table-cell table:formula="of:=(([.A2]+[.B2]+[.D2]+[.E2]+[.F2]+[.H2])*[.K2])*12" office:value-type="currency" office:currency="BRL" office:value="2548231147.8" calcext:value-type="currency">
            <text:p>R$ 2.548.231.147,80</text:p>
          </table:table-cell>
          <table:table-cell table:formula="of:=[.O2]*[.L2]" office:value-type="currency" office:currency="BRL" office:value="10192924591.2" calcext:value-type="currency">
            <text:p>R$ 10.192.924.591,20</text:p>
          </table:table-cell>
        </table:table-row>
        <table:table-row table:style-name="ro3">
          <table:table-cell office:value-type="float" office:value="111675.59" calcext:value-type="float">
            <text:p>111675,59</text:p>
          </table:table-cell>
          <table:table-cell office:value-type="float" office:value="33763" calcext:value-type="float">
            <text:p>33763</text:p>
          </table:table-cell>
          <table:table-cell office:value-type="float" office:value="30788.66" calcext:value-type="float">
            <text:p>30788,66</text:p>
          </table:table-cell>
          <table:table-cell office:value-type="float" office:value="45612.53" calcext:value-type="float">
            <text:p>45612,53</text:p>
          </table:table-cell>
          <table:table-cell office:value-type="float" office:value="4253" calcext:value-type="float">
            <text:p>4253</text:p>
          </table:table-cell>
          <table:table-cell office:value-type="float" office:value="420" calcext:value-type="float">
            <text:p>420</text:p>
          </table:table-cell>
          <table:table-cell office:value-type="float" office:value="30788.66" calcext:value-type="float">
            <text:p>30788,66</text:p>
          </table:table-cell>
          <table:table-cell office:value-type="float" office:value="45612.53" calcext:value-type="float">
            <text:p>45612,53</text:p>
          </table:table-cell>
          <table:table-cell office:value-type="string" calcext:value-type="string">
            <text:p>Deputado Federal</text:p>
          </table:table-cell>
          <table:table-cell table:style-name="ce2" office:value-type="string" calcext:value-type="string">
            <text:p><text:a xlink:href="http://www2.camara.leg.br/comunicacao/assessoria-de-imprensa/verba-de-gabinete" xlink:type="simple">http://www2.camara.leg.br/comunicacao/assessoria-de-imprensa/verba-de-gabinete</text:a>;</text:p>
            <text:p><text:a xlink:href="http://www2.camara.leg.br/camaranoticias/noticias/POLITICA/563464-CONHECA-O-VALOR-DO-SALARIO-DE-UM-DEPUTADO-E-DEMAIS-VERBAS-PARLAMENTARES.html" xlink:type="simple">http://www2.camara.leg.br/camaranoticias/noticias/POLITICA/563464-CONHECA-O-VALOR-DO-SALARIO-DE-UM-DEPUTADO-E-DEMAIS-VERBAS-PARLAMENTARES.html</text:a>;</text:p>
            <text:p/>
          </table:table-cell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</text:p>
          </table:table-cell>
          <table:table-cell table:formula="of:=(([.A3]+[.B3]+[.C3]+[.E3]+[.F3]+[.G3])*[.K3])*12" office:value-type="currency" office:currency="BRL" office:value="1303156929.96" calcext:value-type="currency">
            <text:p>R$ 1.303.156.929,96</text:p>
          </table:table-cell>
          <table:table-cell table:formula="of:=[.M3]*[.L3]" office:value-type="currency" office:currency="BRL" office:value="5212627719.84" calcext:value-type="currency">
            <text:p>R$ 5.212.627.719,84</text:p>
          </table:table-cell>
          <table:table-cell table:formula="of:=(([.A3]+[.B3]+[.D3]+[.E3]+[.F3]+[.H3])*[.K3])*12" office:value-type="currency" office:currency="BRL" office:value="1485668417.4" calcext:value-type="currency">
            <text:p>R$ 1.485.668.417,40</text:p>
          </table:table-cell>
          <table:table-cell table:formula="of:=[.O3]*[.L3]" office:value-type="currency" office:currency="BRL" office:value="5942673669.6" calcext:value-type="currency">
            <text:p>R$ 5.942.673.669,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4:56:54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08:57:34.771000000</meta:creation-date>
    <dc:date>2019-02-22T15:25:41.046000000</dc:date>
    <meta:editing-duration>PT7M44S</meta:editing-duration>
    <meta:editing-cycles>2</meta:editing-cycles>
    <meta:generator>LibreOffice/6.2.0.3$Windows_X86_64 LibreOffice_project/98c6a8a1c6c7b144ce3cc729e34964b47ce25d62</meta:generator>
    <meta:document-statistic meta:table-count="1" meta:cell-count="48" meta:object-count="0"/>
  </office:meta>
</office:document-meta>
</file>